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1.577cm"/>
    </style:style>
    <style:style style:name="co3" style:family="table-column">
      <style:table-column-properties fo:break-before="auto" style:column-width="11.229cm"/>
    </style:style>
    <style:style style:name="co4" style:family="table-column">
      <style:table-column-properties fo:break-before="auto" style:column-width="16.471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12.913cm"/>
    </style:style>
    <style:style style:name="co7" style:family="table-column">
      <style:table-column-properties fo:break-before="auto" style:column-width="16.0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rpus_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OB_Spanish</text:p>
          </table:table-cell>
          <table:table-cell office:value-type="string" calcext:value-type="string">
            <text:p>Class_Text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IOB_Nahuat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marchar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mi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elan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xpant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hora avanza despacio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 nemi cayolic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hora avanza rapido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ya chicahua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hora avanza sigilos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h nemi kayolik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hora dirigete al punto x 50 25</text:p>
          </table:table-cell>
          <table:table-cell office:value-type="string" calcext:value-type="string">
            <text:p>O O O O O B-coord_x B-coord_y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ya ipan ne x 50 25</text:p>
          </table:table-cell>
          <table:table-cell office:value-type="string" calcext:value-type="string">
            <text:p>O O O O O B-coord_x B-coord_y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hora dirigete hacia adelan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 tlayacan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hora ve rapidamente al punto b 85 65</text:p>
          </table:table-cell>
          <table:table-cell office:value-type="string" calcext:value-type="string">
            <text:p>O O B-velocidad_cant O O O B-coord_x B-coord_y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xi motlaloa ipan ini b 85 65</text:p>
          </table:table-cell>
          <table:table-cell office:value-type="string" calcext:value-type="string">
            <text:p>O O B-velocidad_cant O O O B-coord_x B-coord_y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l punto 25 15 desplazate lentamente</text:p>
          </table:table-cell>
          <table:table-cell office:value-type="string" calcext:value-type="string">
            <text:p>O O B-coord_x B-coord_y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ke eltoh 25 15 tiyas cayolic</text:p>
          </table:table-cell>
          <table:table-cell office:value-type="string" calcext:value-type="string">
            <text:p>O O B-coord_x B-coord_y O B-velocidad_can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vanz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vanza a baja velocidad y no derrapes</text:p>
          </table:table-cell>
          <table:table-cell office:value-type="string" calcext:value-type="string">
            <text:p>O O B-velocidad_cant I-velocidad_cant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tzilnehnemi uan amo xi huetzi</text:p>
          </table:table-cell>
          <table:table-cell office:value-type="string" calcext:value-type="string">
            <text:p>B-velocidad_cant O O O O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vanza con mucho cuidado</text:p>
          </table:table-cell>
          <table:table-cell office:value-type="string" calcext:value-type="string">
            <text:p>O O B-velocidad_cant I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mi zan huel iyolic</text:p>
          </table:table-cell>
          <table:table-cell office:value-type="string" calcext:value-type="string">
            <text:p>O O B-velocidad_cant I-velocidad_cant I-velocidad_cant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vanza en linea recta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ahua xiy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vanza en zigzag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mi uihcoltih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vanza por el camino sinuos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hnemi ipan ohtle chicoltic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vanza rapido en la pista</text:p>
          </table:table-cell>
          <table:table-cell office:value-type="string" calcext:value-type="string">
            <text:p>O B-velocidad_cant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hnemi nimatzin ipan octli</text:p>
          </table:table-cell>
          <table:table-cell office:value-type="string" calcext:value-type="string">
            <text:p>O O B-velocidad_cant O O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vanza sin detener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hneni amo xi mochia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vanza 35 metros</text:p>
          </table:table-cell>
          <table:table-cell office:value-type="string" calcext:value-type="string">
            <text:p>O B-distancia_cant B-distancia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hnemi 35 metros</text:p>
          </table:table-cell>
          <table:table-cell office:value-type="string" calcext:value-type="string">
            <text:p>O O B-distancia_cant B-distancia_unid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arrito avanza rapid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stle xi nehnemi chicahuac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arrito avanza sin detener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tle xi nehnemi una amo xi mo quetza</text:p>
          </table:table-cell>
          <table:table-cell office:value-type="string" calcext:value-type="string">
            <text:p>O O O O O O O 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arrito avanza 45 centimetros en la pista</text:p>
          </table:table-cell>
          <table:table-cell office:value-type="string" calcext:value-type="string">
            <text:p>O O B-distancia_cant B-distancia_unid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stle xi nemi 45 centimetros ipan octle</text:p>
          </table:table-cell>
          <table:table-cell office:value-type="string" calcext:value-type="string">
            <text:p>O O O B-distancia_cant B-distancia_unid O O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arrito debes ir despacio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tle iyolic tiauis</text:p>
          </table:table-cell>
          <table:table-cell office:value-type="string" calcext:value-type="string">
            <text:p>O B-velocidad_cant O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arrito desplazate lentamente hacia adelante</text:p>
          </table:table-cell>
          <table:table-cell office:value-type="string" calcext:value-type="string">
            <text:p>O O B-velocidad_cant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stle xiya cayolic ipan tlaixpa</text:p>
          </table:table-cell>
          <table:table-cell office:value-type="string" calcext:value-type="string">
            <text:p>O O B-velocidad_cant O O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arrito ponte a correr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stle xi motlaloa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arrito ponte en movimien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tle ama ti olinia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arrito avanza durante 10 minut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stle xi nemi 10 minutos</text:p>
          </table:table-cell>
          <table:table-cell office:value-type="string" calcext:value-type="string">
            <text:p>O O O B-tiempo_cant B-tiempo_unid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irc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nemiliztl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ienza a andar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pehua ti nemis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ienza a caminar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ni nehnemiz nequ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ienza a circular carri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nenemiliztli tepostle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ienza a mover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pehua ti mollinis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rre carrito</text:p>
          </table:table-cell>
          <table:table-cell office:value-type="string" calcext:value-type="string">
            <text:p>B-velocidad_cant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manin tepostle</text:p>
          </table:table-cell>
          <table:table-cell office:value-type="string" calcext:value-type="string">
            <text:p>B-velocidad_cant O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rre durante 3 minutos</text:p>
          </table:table-cell>
          <table:table-cell office:value-type="string" calcext:value-type="string">
            <text:p>B-velocidad_cant O B-tiempo_cant B-tiempo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a cochpan 3 minutos</text:p>
          </table:table-cell>
          <table:table-cell office:value-type="string" calcext:value-type="string">
            <text:p>B-velocidad_cant O B-tiempo_cant B-tiempo_unid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rre alcanza al otro</text:p>
          </table:table-cell>
          <table:table-cell office:value-type="string" calcext:value-type="string">
            <text:p>B-velocidad_cant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mo tlaloa axilia ne seyoc</text:p>
          </table:table-cell>
          <table:table-cell office:value-type="string" calcext:value-type="string">
            <text:p>O O B-velocidad_cant O O O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debes avanzar a 5 kilometros por hora</text:p>
          </table:table-cell>
          <table:table-cell office:value-type="string" calcext:value-type="string">
            <text:p>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 nequi ti nehnemis ipan 5 kilometros ipan hora</text:p>
          </table:table-cell>
          <table:table-cell office:value-type="string" calcext:value-type="string">
            <text:p>O O O 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debes avanzar 50 centimetros despacito</text:p>
          </table:table-cell>
          <table:table-cell office:value-type="string" calcext:value-type="string">
            <text:p>O O B-distancia_cant B-distancia_unid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 nequi ti nehnemis ipan 50 centimetros cayolic</text:p>
          </table:table-cell>
          <table:table-cell office:value-type="string" calcext:value-type="string">
            <text:p>O O O O O B-distancia_cant B-distancia_unid B-velocidad_cant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debes dirigirte hacia adelante lentamente</text:p>
          </table:table-cell>
          <table:table-cell office:value-type="string" calcext:value-type="string">
            <text:p>O 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qui ti tlayacanas iyolic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debes ir hacia adelante carrit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achi tlaixpan tepostle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desplaz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cht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desplazate a 3 metros por segundo</text:p>
          </table:table-cell>
          <table:table-cell office:value-type="string" calcext:value-type="string">
            <text:p>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chtia ipan 3 metros ipan segundo</text:p>
          </table:table-cell>
          <table:table-cell office:value-type="string" calcext:value-type="string">
            <text:p>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esplazate con discrecion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chtia ipan nezcaliliztl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desplazate dentro del tunel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chtia ipan tlall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desplazate entre los obstaculos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alochtia ipan tzacuili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esplazate 85 centimetros</text:p>
          </table:table-cell>
          <table:table-cell office:value-type="string" calcext:value-type="string">
            <text:p>O B-distancia_cant B-distancia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lalochtia 85 centimetros</text:p>
          </table:table-cell>
          <table:table-cell office:value-type="string" calcext:value-type="string">
            <text:p>O O B-distancia_cant B-distancia_unid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desplazate sigilosamente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lalochtia cayoli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desplazate unos 3 metros pero lentamente</text:p>
          </table:table-cell>
          <table:table-cell office:value-type="string" calcext:value-type="string">
            <text:p>O O B-distancia_cant B-distancia_unid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lalochtia ipan 3 metros icayolic</text:p>
          </table:table-cell>
          <table:table-cell office:value-type="string" calcext:value-type="string">
            <text:p>O O O B-distancia_cant B-distancia_unid B-velocidad_cant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dirigete hacia la pista rapidamente</text:p>
          </table:table-cell>
          <table:table-cell office:value-type="string" calcext:value-type="string">
            <text:p>O 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 ne octle niman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el camino es sinuoso avanza lentamente</text:p>
          </table:table-cell>
          <table:table-cell office:value-type="string" calcext:value-type="string">
            <text:p>O O 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pan octle chicoltic quetzilnehnemi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en la pista corre a 8 metros por hora</text:p>
          </table:table-cell>
          <table:table-cell office:value-type="string" calcext:value-type="string">
            <text:p>O O 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an octle ximo tlaloa ipan 8 metros ipan hora</text:p>
          </table:table-cell>
          <table:table-cell office:value-type="string" calcext:value-type="string">
            <text:p>O O O B-velocidad_cant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aber carrito desplazate sobre la pista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tepostle xi tlalochtia ipan ne octle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inicia el desplazamient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pehualtia ti nehnemis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lentamente desplazate por el camino</text:p>
          </table:table-cell>
          <table:table-cell office:value-type="string" calcext:value-type="string">
            <text:p>B-velocidad_cant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tzilnehnemi ipan ne octle</text:p>
          </table:table-cell>
          <table:table-cell office:value-type="string" calcext:value-type="string">
            <text:p>B-velocidad_cant O O O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marcha carrito muy lento</text:p>
          </table:table-cell>
          <table:table-cell office:value-type="string" calcext:value-type="string">
            <text:p>O O B-velocidad_cant I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mi tepostle zan huel iyolic</text:p>
          </table:table-cell>
          <table:table-cell office:value-type="string" calcext:value-type="string">
            <text:p>O O O B-velocidad_cant I-velocidad_cant I-velocidad_cant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march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moviliz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muevete a la posicion a 2 3 rapidamente</text:p>
          </table:table-cell>
          <table:table-cell office:value-type="string" calcext:value-type="string">
            <text:p>O O O O O B-coord_x B-coord_y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na ipan tlein 2 3 nimanin</text:p>
          </table:table-cell>
          <table:table-cell office:value-type="string" calcext:value-type="string">
            <text:p>O O O B-coord_x B-coord_y B-velocidad_cant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muevete al fren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na ipan tlaixpan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muevete hacia adelan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ina canque tlaixp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necesitas avanzar 2 metros</text:p>
          </table:table-cell>
          <table:table-cell office:value-type="string" calcext:value-type="string">
            <text:p>O O B-distancia_cant B-distancia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monequi ti nehnemis 2 metros</text:p>
          </table:table-cell>
          <table:table-cell office:value-type="string" calcext:value-type="string">
            <text:p>O O O O B-distancia_cant B-distancia_unid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ecesito que vayas hacia adelante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nihnequi tiyas ipan tlaixpa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ye camina hacia adelan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acaqui xi tlayacana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ye camina rapido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acaqui xi motlaloa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ye tienes que avanzar a 5 metros por minuto</text:p>
          </table:table-cell>
          <table:table-cell office:value-type="string" calcext:value-type="string">
            <text:p>O O 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acaqui monequi ti nemis ipan 5 metros ipan minuto</text:p>
          </table:table-cell>
          <table:table-cell office:value-type="string" calcext:value-type="string">
            <text:p>O O O O 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ponte a caminar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ti ne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onte a caminar carrito a 1 metro por segundo</text:p>
          </table:table-cell>
          <table:table-cell office:value-type="string" calcext:value-type="string">
            <text:p>O O 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ti nenemi tepostle ipan 1 metro ipan segundo</text:p>
          </table:table-cell>
          <table:table-cell office:value-type="string" calcext:value-type="string">
            <text:p>O O O 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ponte en march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hnemiqui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que esperas carrito mueve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ya ti chiya tepostle xi nehnemi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quiero que avances despacio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 nihnequi yolic tiauis</text:p>
          </table:table-cell>
          <table:table-cell office:value-type="string" calcext:value-type="string">
            <text:p>O O B-velocidad_cant O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rapido muevete adelante carrito</text:p>
          </table:table-cell>
          <table:table-cell office:value-type="string" calcext:value-type="string">
            <text:p>B-velocidad_cant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mantzi xi mollini tlaixpa tepostle</text:p>
          </table:table-cell>
          <table:table-cell office:value-type="string" calcext:value-type="string">
            <text:p>B-velocidad_cant O O O O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robotito avanza lentamente dentro del laberinto</text:p>
          </table:table-cell>
          <table:table-cell office:value-type="string" calcext:value-type="string">
            <text:p>O O B-velocidad_cant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 xi mollini iyolic ipan cueltic octli</text:p>
          </table:table-cell>
          <table:table-cell office:value-type="string" calcext:value-type="string">
            <text:p>O O O B-velocidad_cant O O O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robotito camina a 3 metros por minuto</text:p>
          </table:table-cell>
          <table:table-cell office:value-type="string" calcext:value-type="string">
            <text:p>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 xi nemi ipan 3 metro ipan minuto</text:p>
          </table:table-cell>
          <table:table-cell office:value-type="string" calcext:value-type="string">
            <text:p>O O 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robotito camina a 2 kilometros por hora</text:p>
          </table:table-cell>
          <table:table-cell office:value-type="string" calcext:value-type="string">
            <text:p>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 xi nenemi ipan 2 kilometros ipan hora</text:p>
          </table:table-cell>
          <table:table-cell office:value-type="string" calcext:value-type="string">
            <text:p>O O O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robotito sigue adelante rapidamente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poz xi tlayacana chicahuac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sal derech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 melahuac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sigue adelante hacia la meta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 tlaixpa canque axihualiztl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sigue adelante lent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 tlaixpa iyoli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sigue hacia adelan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ya ipan tlaixp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tienes que avanzar a la posicion 1 5</text:p>
          </table:table-cell>
          <table:table-cell office:value-type="string" calcext:value-type="string">
            <text:p>O O O O O O B-coord_x B-coord_y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qui ti mo tlalis ipan 1 5</text:p>
          </table:table-cell>
          <table:table-cell office:value-type="string" calcext:value-type="string">
            <text:p>O O O O O B-coord_x B-coord_y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ve adelan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layacan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ve avanzando lent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tzilnene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ve avanzando rapid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nemi cemiya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ve derech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mmelahu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ve hacia adelante corriendo a 3 metros por minuto</text:p>
          </table:table-cell>
          <table:table-cell office:value-type="string" calcext:value-type="string">
            <text:p>O O O O O B-velocidad_cant B-velocidad_unid I-velocidad_unid I-velocidad_unid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ya tlaixpan tlalotia ipan 3 metro ipan minuto</text:p>
          </table:table-cell>
          <table:table-cell office:value-type="string" calcext:value-type="string">
            <text:p>O O B-velocidad_cant O B-velocidad_cant B-velocidad_unid I-velocidad_unid I-velocidad_unid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ve hacia adelante rapidamente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ya tlaixpan cemiya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vete derecho corriendo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mmelahua motlalotia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vete desplazand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avanz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 tlalochti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mano derecha encuentra la direccion</text:p>
          </table:table-cell>
          <table:table-cell office:value-type="string" calcext:value-type="string">
            <text:p>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imacualli ti ipantilia nupa calli</text:p>
          </table:table-cell>
          <table:table-cell office:value-type="string" calcext:value-type="string">
            <text:p>O B-angulo_dir O O O 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no derecha esta la salida del laberinto</text:p>
          </table:table-cell>
          <table:table-cell office:value-type="string" calcext:value-type="string">
            <text:p>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imacualli istoc calteno cueltic octli</text:p>
          </table:table-cell>
          <table:table-cell office:value-type="string" calcext:value-type="string">
            <text:p>O B-angulo_dir O O O 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no derecha llegas a la meta</text:p>
          </table:table-cell>
          <table:table-cell office:value-type="string" calcext:value-type="string">
            <text:p>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imacualli ti ipantia canque ti quizas</text:p>
          </table:table-cell>
          <table:table-cell office:value-type="string" calcext:value-type="string">
            <text:p>O B-angulo_dir O O O O 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a tu direccion a la derecha es el final del camino</text:p>
          </table:table-cell>
          <table:table-cell office:value-type="string" calcext:value-type="string">
            <text:p>O O O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ya ipan ne seyoc mayeccampa ti tamis nupa octli</text:p>
          </table:table-cell>
          <table:table-cell office:value-type="string" calcext:value-type="string">
            <text:p>O O O O B-angulo_dir O O O 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to debes girar a la derecha rapidamente</text:p>
          </table:table-cell>
          <table:table-cell office:value-type="string" calcext:value-type="string">
            <text:p>O 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ti moyahualoa ipan mayeccampa niman</text:p>
          </table:table-cell>
          <table:table-cell office:value-type="string" calcext:value-type="string">
            <text:p>O O O O B-angulo_dir B-velocidad_can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to gira 2 veces</text:p>
          </table:table-cell>
          <table:table-cell office:value-type="string" calcext:value-type="string">
            <text:p>O O B-giro_cant B-giro_unid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moyahualohua 2 in ixqui</text:p>
          </table:table-cell>
          <table:table-cell office:value-type="string" calcext:value-type="string">
            <text:p>O O B-giro_cant B-giro_unid I-giro_uni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to gira 2 veces a la derecha para llegar a tu casa</text:p>
          </table:table-cell>
          <table:table-cell office:value-type="string" calcext:value-type="string">
            <text:p>O O B-giro_cant B-giro_unid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moyahualohua 2 in ixqui mayeccampa ipan acis nepa mocha</text:p>
          </table:table-cell>
          <table:table-cell office:value-type="string" calcext:value-type="string">
            <text:p>O O B-giro_cant B-giro_unid I-giro_unid B-angulo_dir O O O 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to gira lentamente al llegar a la esquina</text:p>
          </table:table-cell>
          <table:table-cell office:value-type="string" calcext:value-type="string">
            <text:p>O O B-velocidad_cant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ti moyahualoa cayolic ipan calnacaztli</text:p>
          </table:table-cell>
          <table:table-cell office:value-type="string" calcext:value-type="string">
            <text:p>O O O B-velocidad_cant O 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to gira lentamente evita los derrapes</text:p>
          </table:table-cell>
          <table:table-cell office:value-type="string" calcext:value-type="string">
            <text:p>O O B-velocidad_cant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xi yahualoa cayolic quino actihuetzi</text:p>
          </table:table-cell>
          <table:table-cell office:value-type="string" calcext:value-type="string">
            <text:p>O O O B-velocidad_cant O 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to gira rapid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xi yahualoa cemiya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 cuidado dobla a la derecha</text:p>
          </table:table-cell>
          <table:table-cell office:value-type="string" calcext:value-type="string">
            <text:p>B-velocidad_cant I-velocidad_cant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 cuitlahuia quema moyahualohua mayeccan</text:p>
          </table:table-cell>
          <table:table-cell office:value-type="string" calcext:value-type="string">
            <text:p>O O B-velocidad_cant O O B-angulo_di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 otro giro</text:p>
          </table:table-cell>
          <table:table-cell office:value-type="string" calcext:value-type="string">
            <text:p>O B-giro_cant B-giro_unid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chtopa seyoc moyahualohua</text:p>
          </table:table-cell>
          <table:table-cell office:value-type="string" calcext:value-type="string">
            <text:p>O B-giro_cant B-giro_uni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 1 giro</text:p>
          </table:table-cell>
          <table:table-cell office:value-type="string" calcext:value-type="string">
            <text:p>O B-giro_cant B-giro_unid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chtopa 1 moyahualohua</text:p>
          </table:table-cell>
          <table:table-cell office:value-type="string" calcext:value-type="string">
            <text:p>O B-giro_cant B-giro_uni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 vuelta a la derecha</text:p>
          </table:table-cell>
          <table:table-cell office:value-type="string" calcext:value-type="string">
            <text:p>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oa ipan mayeccam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 vuelta a la derecha con cuidado porque llevas a una persona</text:p>
          </table:table-cell>
          <table:table-cell office:value-type="string" calcext:value-type="string">
            <text:p>O O B-angulo_dir I-angulo_dir I-angulo_dir B-velocidad_cant I-velocidad_cant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oa ipan mayeccampa ti cuitlahuia pampa tihuica 1 tlacatl</text:p>
          </table:table-cell>
          <table:table-cell office:value-type="string" calcext:value-type="string">
            <text:p>O O B-angulo_dir O B-velocidad_cant O O O 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 vuelta a la derecha evita el trafico</text:p>
          </table:table-cell>
          <table:table-cell office:value-type="string" calcext:value-type="string">
            <text:p>O 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oa ipan mayeccampa ach istuque miac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 vuelta a mano derecha y continua en el camino correcto</text:p>
          </table:table-cell>
          <table:table-cell office:value-type="string" calcext:value-type="string">
            <text:p>O O B-angulo_dir I-angulo_dir I-angulo_dir 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oa ipan imacualli uan xiya pan cualli octle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 vuelta lent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oa icayolic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B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eccampa</text:p>
          </table:table-cell>
          <table:table-cell office:value-type="string" calcext:value-type="string">
            <text:p>B-angulo_di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svia tu camino a la derecha y continua</text:p>
          </table:table-cell>
          <table:table-cell office:value-type="string" calcext:value-type="string">
            <text:p>O O O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ya ipan octle mayeccampa uan cenquetza</text:p>
          </table:table-cell>
          <table:table-cell office:value-type="string" calcext:value-type="string">
            <text:p>O O O B-angulo_dir O 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sviate a la derecha para llegar a tu destino y entregar el paquete</text:p>
          </table:table-cell>
          <table:table-cell office:value-type="string" calcext:value-type="string">
            <text:p>O B-angulo_dir I-angulo_dir I-angulo_dir O O O 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ya ipan mayeccan ua ti asic ipan mocha uan ti macas nupa tlamanti</text:p>
          </table:table-cell>
          <table:table-cell office:value-type="string" calcext:value-type="string">
            <text:p>O O B-angulo_dir O O O O O O O O O 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sviate a mano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ya ipan imacualli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yahualo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bla 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mayeccampa</text:p>
          </table:table-cell>
          <table:table-cell office:value-type="string" calcext:value-type="string">
            <text:p>O B-angulo_di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bla 2 veces</text:p>
          </table:table-cell>
          <table:table-cell office:value-type="string" calcext:value-type="string">
            <text:p>O B-giro_cant B-giro_unid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2 ocachi</text:p>
          </table:table-cell>
          <table:table-cell office:value-type="string" calcext:value-type="string">
            <text:p>O B-giro_cant B-giro_uni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bla rapid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malacachoa nimani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bla dobla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achoa malacacho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squina dobla con cuidado</text:p>
          </table:table-cell>
          <table:table-cell office:value-type="string" calcext:value-type="string">
            <text:p>O O B-velocidad_cant I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nacaztli malacachoa icayoli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squina gira a la derecha lentamente</text:p>
          </table:table-cell>
          <table:table-cell office:value-type="string" calcext:value-type="string">
            <text:p>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nacaztli ti mamalacachos ipan imacualli cayolic</text:p>
          </table:table-cell>
          <table:table-cell office:value-type="string" calcext:value-type="string">
            <text:p>O O O O B-angulo_dir B-velocidad_can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hu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ira 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imacualli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ra a la derecha mas rapido</text:p>
          </table:table-cell>
          <table:table-cell office:value-type="string" calcext:value-type="string">
            <text:p>O B-angulo_dir I-angulo_dir I-angulo_dir B-velocidad_cant I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imacualli cemiya</text:p>
          </table:table-cell>
          <table:table-cell office:value-type="string" calcext:value-type="string">
            <text:p>O O B-angulo_dir B-velocidad_can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a a la derecha para llegar a tu destino</text:p>
          </table:table-cell>
          <table:table-cell office:value-type="string" calcext:value-type="string">
            <text:p>O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imacualli uan ti aci nepa calli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ra el volante evita chocar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yahualoa nepa tlamanti quino actihuetz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ra haci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hualoa ipan mayauhcantli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ira lentamente cruce de caminos</text:p>
          </table:table-cell>
          <table:table-cell office:value-type="string" calcext:value-type="string">
            <text:p>O B-velocidad_cant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hualoa icayolic cueltic octle</text:p>
          </table:table-cell>
          <table:table-cell office:value-type="string" calcext:value-type="string">
            <text:p>O B-velocidad_cant O 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ira 3 veces en tu lugar</text:p>
          </table:table-cell>
          <table:table-cell office:value-type="string" calcext:value-type="string">
            <text:p>O B-giro_cant B-giro_unid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hualoa 3 in ixqui nica canque ti istoc</text:p>
          </table:table-cell>
          <table:table-cell office:value-type="string" calcext:value-type="string">
            <text:p>O B-giro_cant B-giro_unid I-giro_unid O O O 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irando haci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mayeccam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ir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alacacho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z algo ya da vuelta a la derecha</text:p>
          </table:table-cell>
          <table:table-cell office:value-type="string" calcext:value-type="string">
            <text:p>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hihua achi uan tlacoloa mayeccampa</text:p>
          </table:table-cell>
          <table:table-cell office:value-type="string" calcext:value-type="string">
            <text:p>O O O O O B-angulo_di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legaste a tu destino gira en la esquina</text:p>
          </table:table-cell>
          <table:table-cell office:value-type="string" calcext:value-type="string">
            <text:p>O O 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asitoc tlacoloa ipan calnacaztl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 ganar gira a la derecha rapidamente</text:p>
          </table:table-cell>
          <table:table-cell office:value-type="string" calcext:value-type="string">
            <text:p>O 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 ti nequi ti tlanis tlacoloa in mayauhcantli cemiya</text:p>
          </table:table-cell>
          <table:table-cell office:value-type="string" calcext:value-type="string">
            <text:p>O O O O O O O B-angulo_dir B-velocidad_can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 salir vira a la derecha inmediatamente</text:p>
          </table:table-cell>
          <table:table-cell office:value-type="string" calcext:value-type="string">
            <text:p>O O O B-angulo_dir I-angulo_dir I-angulo_dir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 ti quizas tlacoloa in mayauhcantli cemizan</text:p>
          </table:table-cell>
          <table:table-cell office:value-type="string" calcext:value-type="string">
            <text:p>O O O O O B-angulo_dir B-velocidad_can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hualo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a a la derecha y sigue tu camino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hualoa in mayauhcantli uan xiya pan octle</text:p>
          </table:table-cell>
          <table:table-cell office:value-type="string" calcext:value-type="string">
            <text:p>O O B-angulo_dir O O O 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tando a la derecha lograste salir</text:p>
          </table:table-cell>
          <table:table-cell office:value-type="string" calcext:value-type="string">
            <text:p>O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hualoas ipan imacualli tlen ti quizas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l del laberinto girando lentamente</text:p>
          </table:table-cell>
          <table:table-cell office:value-type="string" calcext:value-type="string">
            <text:p>O O O O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quiza in cueltic octle moyahualoa cayolic</text:p>
          </table:table-cell>
          <table:table-cell office:value-type="string" calcext:value-type="string">
            <text:p>O O O O O O B-velocidad_can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lida a la vista da vuelta hacia mano derecha</text:p>
          </table:table-cell>
          <table:table-cell office:value-type="string" calcext:value-type="string">
            <text:p>O 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quiza tlen tlachilli uan tlacoloa ipan imacualli</text:p>
          </table:table-cell>
          <table:table-cell office:value-type="string" calcext:value-type="string">
            <text:p>O O O O O O O B-angulo_di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 no quieres perderte gira a la derecha de volada</text:p>
          </table:table-cell>
          <table:table-cell office:value-type="string" calcext:value-type="string">
            <text:p>O O O O O B-angulo_dir I-angulo_dir I-angulo_dir B-velocidad_cant I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 amo ixpolotinemi tlacoloa in mayeccampa cemizan</text:p>
          </table:table-cell>
          <table:table-cell office:value-type="string" calcext:value-type="string">
            <text:p>O O O O O B-angulo_dir B-velocidad_can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erce a la derecha y sales del laberinto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oloa in mayeccampa uan ti quizas ne octli cueltic</text:p>
          </table:table-cell>
          <table:table-cell office:value-type="string" calcext:value-type="string">
            <text:p>O O B-angulo_dir O O O O O 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erce el volante a la derecha sigue la ruta de la competencia</text:p>
          </table:table-cell>
          <table:table-cell office:value-type="string" calcext:value-type="string">
            <text:p>O O O B-angulo_dir I-angulo_dir I-angulo_dir 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oloa nepa tlamanti in mayauhcantli uan xi nemi ipan cualli octle</text:p>
          </table:table-cell>
          <table:table-cell office:value-type="string" calcext:value-type="string">
            <text:p>O O O O B-angulo_dir O O O O O 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erce la direccion a la derecha toma el camino correcto</text:p>
          </table:table-cell>
          <table:table-cell office:value-type="string" calcext:value-type="string">
            <text:p>O O 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 quiixmalina tlen nexhuica in mayeccampa uan xi nenemi ipan cualli octli</text:p>
          </table:table-cell>
          <table:table-cell office:value-type="string" calcext:value-type="string">
            <text:p>O O O O O B-angulo_dir O O O O O 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erce tu direccion carri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colhuia tlen nexhuica tepostle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sa la derecha para dar vuelta</text:p>
          </table:table-cell>
          <table:table-cell office:value-type="string" calcext:value-type="string">
            <text:p>O B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quicui in mayeccan ipan tlacoloa</text:p>
          </table:table-cell>
          <table:table-cell office:value-type="string" calcext:value-type="string">
            <text:p>O O O B-angulo_dir O 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 haci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ya in mayeccam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uelohu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ira a la derecha donde estas</text:p>
          </table:table-cell>
          <table:table-cell office:value-type="string" calcext:value-type="string">
            <text:p>O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uelohua in mayeccampa canque ti istoc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ra es el final del camino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uelohua tlami octl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olte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oltea 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mayeccampa</text:p>
          </table:table-cell>
          <table:table-cell office:value-type="string" calcext:value-type="string">
            <text:p>O B-angulo_di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tea a la derecha de volada esquina a la vista</text:p>
          </table:table-cell>
          <table:table-cell office:value-type="string" calcext:value-type="string">
            <text:p>O B-angulo_dir I-angulo_dir I-angulo_dir B-velocidad_cant I-velocidad_cant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mayeccampa cemizan calnacaztli ni tlachia</text:p>
          </table:table-cell>
          <table:table-cell office:value-type="string" calcext:value-type="string">
            <text:p>O B-angulo_dir B-velocidad_cant O O 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oltea a la derecha lentamente</text:p>
          </table:table-cell>
          <table:table-cell office:value-type="string" calcext:value-type="string">
            <text:p>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mayeccampa cayolic</text:p>
          </table:table-cell>
          <table:table-cell office:value-type="string" calcext:value-type="string">
            <text:p>O B-angulo_dir B-velocidad_can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oltea a la derecha veras a tus contrincantes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mayeccampa ti tlachilis ne tlacame</text:p>
          </table:table-cell>
          <table:table-cell office:value-type="string" calcext:value-type="string">
            <text:p>O B-angulo_dir O O O 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oltea al finalizar la carrera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quema tlami motlaloliztl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uel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uelta a la derech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n mayeccam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la izquierda esta la ruta correcta</text:p>
          </table:table-cell>
          <table:table-cell office:value-type="string" calcext:value-type="string">
            <text:p>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laopochcopa istoc cualli octli</text:p>
          </table:table-cell>
          <table:table-cell office:value-type="string" calcext:value-type="string">
            <text:p>O B-angulo_dir O O 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 la izquierda se termino el recorrido</text:p>
          </table:table-cell>
          <table:table-cell office:value-type="string" calcext:value-type="string">
            <text:p>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laopochcopa tlami ne octli</text:p>
          </table:table-cell>
          <table:table-cell office:value-type="string" calcext:value-type="string">
            <text:p>O B-angulo_dir O O 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 mano izquierda continua en la ruta correcta</text:p>
          </table:table-cell>
          <table:table-cell office:value-type="string" calcext:value-type="string">
            <text:p>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maopochtli tiyas in cualli octle</text:p>
          </table:table-cell>
          <table:table-cell office:value-type="string" calcext:value-type="string">
            <text:p>O B-angulo_dir O O O 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mano izquierda esta la salida</text:p>
          </table:table-cell>
          <table:table-cell office:value-type="string" calcext:value-type="string">
            <text:p>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maopochtli ti quizas</text:p>
          </table:table-cell>
          <table:table-cell office:value-type="string" calcext:value-type="string">
            <text:p>O B-angulo_dir O 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ver silla de ruedas da vuelta a la izquierda</text:p>
          </table:table-cell>
          <table:table-cell office:value-type="string" calcext:value-type="string">
            <text:p>O O 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 tepoztle moyahualohua opochchihua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y carrito ingrato ve a la izquierda</text:p>
          </table:table-cell>
          <table:table-cell office:value-type="string" calcext:value-type="string">
            <text:p>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 tepoztle topochco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arrera terminada da 1 giro hacia la izquierda</text:p>
          </table:table-cell>
          <table:table-cell office:value-type="string" calcext:value-type="string">
            <text:p>O O O B-giro_cant B-giro_unid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ami motlaloliztli xi chihua 1 yehualoa ipan maopochtli</text:p>
          </table:table-cell>
          <table:table-cell office:value-type="string" calcext:value-type="string">
            <text:p>O O O O B-giro_cant B-giro_unid O B-angulo_di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rrito bonito dobla a la izquierda</text:p>
          </table:table-cell>
          <table:table-cell office:value-type="string" calcext:value-type="string">
            <text:p>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acualtzin tepoztle tlacolhuia ipan maopochtli</text:p>
          </table:table-cell>
          <table:table-cell office:value-type="string" calcext:value-type="string">
            <text:p>O O O O B-angulo_di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rito esquina gira rapidamente a la izquierda</text:p>
          </table:table-cell>
          <table:table-cell office:value-type="string" calcext:value-type="string">
            <text:p>O O O B-velocidad_cant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tle calnacaztli tlacolhuia cemizan in opochmaitl</text:p>
          </table:table-cell>
          <table:table-cell office:value-type="string" calcext:value-type="string">
            <text:p>O O O B-velocidad_cant O B-angulo_di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rito gira 2 veces a la izquierda y continua</text:p>
          </table:table-cell>
          <table:table-cell office:value-type="string" calcext:value-type="string">
            <text:p>O O B-giro_cant B-giro_unid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tle tlacolhuia 2 ocachi in opochmaitl</text:p>
          </table:table-cell>
          <table:table-cell office:value-type="string" calcext:value-type="string">
            <text:p>O O B-giro_cant B-giro_unid O B-angulo_di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rito gira una vez a mano izquierda</text:p>
          </table:table-cell>
          <table:table-cell office:value-type="string" calcext:value-type="string">
            <text:p>O O B-giro_cant B-giro_unid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tle tlacolhuia 1 ocachi ipan opochmaitl</text:p>
          </table:table-cell>
          <table:table-cell office:value-type="string" calcext:value-type="string">
            <text:p>O O B-giro_cant B-giro_unid O B-angulo_di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rito rota a la izquierda lentamente</text:p>
          </table:table-cell>
          <table:table-cell office:value-type="string" calcext:value-type="string">
            <text:p>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tle tlacolhuia ipan opochmaitl icayolic</text:p>
          </table:table-cell>
          <table:table-cell office:value-type="string" calcext:value-type="string">
            <text:p>O O O B-angulo_dir B-velocidad_can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mienza girando a la izquierda para complacer al publico</text:p>
          </table:table-cell>
          <table:table-cell office:value-type="string" calcext:value-type="string">
            <text:p>O 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pehualtia tlacolhuia ipan maopochtli in pactia nupa tlacame</text:p>
          </table:table-cell>
          <table:table-cell office:value-type="string" calcext:value-type="string">
            <text:p>O O O O B-angulo_dir O O O 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mo vas rueda a la izquierda y llegas</text:p>
          </table:table-cell>
          <table:table-cell office:value-type="string" calcext:value-type="string">
            <text:p>O O O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ma tia yehualoa ipan maopochtli uan ti acis</text:p>
          </table:table-cell>
          <table:table-cell office:value-type="string" calcext:value-type="string">
            <text:p>O O O O B-angulo_dir O O 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pleta la carrera gira a la izquierda</text:p>
          </table:table-cell>
          <table:table-cell office:value-type="string" calcext:value-type="string">
            <text:p>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tami motlaloliztli uan moyahualohua ipan tlaopochcopa</text:p>
          </table:table-cell>
          <table:table-cell office:value-type="string" calcext:value-type="string">
            <text:p>O O O O O O B-angulo_di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uce de caminos gira hacia la izquierda rapidamente</text:p>
          </table:table-cell>
          <table:table-cell office:value-type="string" calcext:value-type="string">
            <text:p>O O 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eltic octli moyahualoa in tlaopochcopa niman</text:p>
          </table:table-cell>
          <table:table-cell office:value-type="string" calcext:value-type="string">
            <text:p>O O O O B-angulo_dir B-velocidad_ca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 vuelta a la izquierda</text:p>
          </table:table-cell>
          <table:table-cell office:value-type="string" calcext:value-type="string">
            <text:p>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malacachoas ipan tlaopochcopa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 vuelta a mano izquierda</text:p>
          </table:table-cell>
          <table:table-cell office:value-type="string" calcext:value-type="string">
            <text:p>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malacachoas ipan maopochtli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sviate a la izquierda entrega el paquete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 ixcuepa in maopochtli uan ti macatiuh nupa tlamantli</text:p>
          </table:table-cell>
          <table:table-cell office:value-type="string" calcext:value-type="string">
            <text:p>O O O O B-angulo_dir O O O O 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obla a la izquierd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ixcuepa in opochmaitl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obla a la izquierda y gana el campeonato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ixcuepa in topochcopa huan ti icnopilhuia</text:p>
          </table:table-cell>
          <table:table-cell office:value-type="string" calcext:value-type="string">
            <text:p>O O O B-angulo_dir O O 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bla a mano izquierda y recoge los objetos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ixcuepa ipan maopochtli huan ti pepenas nepa tepalca</text:p>
          </table:table-cell>
          <table:table-cell office:value-type="string" calcext:value-type="string">
            <text:p>O O O B-angulo_dir O O O O 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omicilio a la vista da vuelta a mano izquierda de inmediato</text:p>
          </table:table-cell>
          <table:table-cell office:value-type="string" calcext:value-type="string">
            <text:p>O O O O O O B-angulo_dir I-angulo_dir I-angulo_dir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tlachilia ne calli xi tlacoloa ipan maopochtli nimanzi</text:p>
          </table:table-cell>
          <table:table-cell office:value-type="string" calcext:value-type="string">
            <text:p>O O O O O O O B-angulo_dir B-velocidad_can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tregaste a tiempo el paquete gira a la izquierda</text:p>
          </table:table-cell>
          <table:table-cell office:value-type="string" calcext:value-type="string">
            <text:p>O 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asito nima huan ti maca ne tlamantli ama ti moyahualohua ipan maopochtli</text:p>
          </table:table-cell>
          <table:table-cell office:value-type="string" calcext:value-type="string">
            <text:p>O O O O O O O O O O O O B-angulo_di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res el ganador de la carrera da 1 giro a la izquierda</text:p>
          </table:table-cell>
          <table:table-cell office:value-type="string" calcext:value-type="string">
            <text:p>O O O O O O O B-giro_cant B-giro_unid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acito nima in motlaloliztli ama xi chihua 1 yahualoa in tlaopochcopa</text:p>
          </table:table-cell>
          <table:table-cell office:value-type="string" calcext:value-type="string">
            <text:p>O O O O O O O O B-giro_cant B-giro_unid O B-angulo_di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quina da vuelta a la izquierda para cruzar la meta</text:p>
          </table:table-cell>
          <table:table-cell office:value-type="string" calcext:value-type="string">
            <text:p>O O 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nacaztli ti momalacachos tlaopochcopa huan ti acite</text:p>
          </table:table-cell>
          <table:table-cell office:value-type="string" calcext:value-type="string">
            <text:p>O O O B-angulo_dir O O 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sta carrera con obstaculos la ganaste girando a la izquierda</text:p>
          </table:table-cell>
          <table:table-cell office:value-type="string" calcext:value-type="string">
            <text:p>O O 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laloliztli ican tepalcatl ti tlanis malacachoa in tlaopochcopa</text:p>
          </table:table-cell>
          <table:table-cell office:value-type="string" calcext:value-type="string">
            <text:p>O O O O O O O B-angulo_di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stas en la pista gira a izquierda</text:p>
          </table:table-cell>
          <table:table-cell office:value-type="string" calcext:value-type="string">
            <text:p>O O O O O B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istoc in octle xi malacachos ipan opochmaitl</text:p>
          </table:table-cell>
          <table:table-cell office:value-type="string" calcext:value-type="string">
            <text:p>O O O O O O O B-angulo_di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ira a la izquierd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hua in nomaopoch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ira a la izquierda a baja velocidad</text:p>
          </table:table-cell>
          <table:table-cell office:value-type="string" calcext:value-type="string">
            <text:p>O B-angulo_dir I-angulo_dir I-angulo_dir B-velocidad_cant I-velocidad_cant I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yahualos opochchihua icayolic</text:p>
          </table:table-cell>
          <table:table-cell office:value-type="string" calcext:value-type="string">
            <text:p>O O B-angulo_dir B-velocidad_can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ira a la izquierda rapidamente antes de que te pases</text:p>
          </table:table-cell>
          <table:table-cell office:value-type="string" calcext:value-type="string">
            <text:p>O B-angulo_dir I-angulo_dir I-angulo_dir B-velocidad_cant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yahualo nimantzi ipan opochmaitl huan amo xi mexcoloa</text:p>
          </table:table-cell>
          <table:table-cell office:value-type="string" calcext:value-type="string">
            <text:p>O O B-velocidad_cant O B-angulo_dir O O O 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ira a mano izquierda cruzando la calle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yahualos ipan opochmaitl huan mexcoloa ipan octli</text:p>
          </table:table-cell>
          <table:table-cell office:value-type="string" calcext:value-type="string">
            <text:p>O O O B-angulo_dir O O O 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ira con cuidado a la izquierda y veras la salida</text:p>
          </table:table-cell>
          <table:table-cell office:value-type="string" calcext:value-type="string">
            <text:p>O B-velocidad_cant I-velocidad_cant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cuitlahui quema ti momalacachoa topochcopa ihuan ti tlachilis nupa octli</text:p>
          </table:table-cell>
          <table:table-cell office:value-type="string" calcext:value-type="string">
            <text:p>O O O O O B-angulo_dir O O O O 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ira hacia la izquierd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hua ipan nomaopoch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ira hacia la izquierda rapido</text:p>
          </table:table-cell>
          <table:table-cell office:value-type="string" calcext:value-type="string">
            <text:p>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nomaopoch nimantzi</text:p>
          </table:table-cell>
          <table:table-cell office:value-type="string" calcext:value-type="string">
            <text:p>O O B-angulo_dir B-velocidad_can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irando a la izquierda y sales del laberinto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nomaopoch huan ti quizas tlen cueltic octle</text:p>
          </table:table-cell>
          <table:table-cell office:value-type="string" calcext:value-type="string">
            <text:p>O O B-angulo_dir O O O O O 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irando hacia el camino de la izquierda ganaste la carrera</text:p>
          </table:table-cell>
          <table:table-cell office:value-type="string" calcext:value-type="string">
            <text:p>O O O 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a ipan maopochtli in octle ti axitia motlaloliztli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irando hacia la izquierda lentamente</text:p>
          </table:table-cell>
          <table:table-cell office:value-type="string" calcext:value-type="string">
            <text:p>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ahualos ipan maopochtli icayolic</text:p>
          </table:table-cell>
          <table:table-cell office:value-type="string" calcext:value-type="string">
            <text:p>O O B-angulo_dir B-velocidad_can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ber carrito sigue a la izquierda</text:p>
          </table:table-cell>
          <table:table-cell office:value-type="string" calcext:value-type="string">
            <text:p>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 tepoztle xiya opochmaitl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acia la izquierda llegaste a tu destino</text:p>
          </table:table-cell>
          <table:table-cell office:value-type="string" calcext:value-type="string">
            <text:p>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n opochmaitl ti acis ipan ne tzonquiza</text:p>
          </table:table-cell>
          <table:table-cell office:value-type="string" calcext:value-type="string">
            <text:p>O B-angulo_dir O O O O 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s 2 giros a la izquierda y llegas a la meta</text:p>
          </table:table-cell>
          <table:table-cell office:value-type="string" calcext:value-type="string">
            <text:p>O B-giro_cant B-giro_unid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hihua 2 yahualoa in topochcopa huan ti acis</text:p>
          </table:table-cell>
          <table:table-cell office:value-type="string" calcext:value-type="string">
            <text:p>O O B-giro_cant B-giro_unid O B-angulo_dir O O 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B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ochchihua</text:p>
          </table:table-cell>
          <table:table-cell office:value-type="string" calcext:value-type="string">
            <text:p>B-angulo_di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zquierda compañero</text:p>
          </table:table-cell>
          <table:table-cell office:value-type="string" calcext:value-type="string">
            <text:p>B-angulo_dir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opochchihua tlacatl</text:p>
          </table:table-cell>
          <table:table-cell office:value-type="string" calcext:value-type="string">
            <text:p>O B-angulo_dir 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 carrera la ganaste da vuelta a la izquierda</text:p>
          </table:table-cell>
          <table:table-cell office:value-type="string" calcext:value-type="string">
            <text:p>O O O O 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laloliztli ti tlami xi moyahualoa in nomaopoch</text:p>
          </table:table-cell>
          <table:table-cell office:value-type="string" calcext:value-type="string">
            <text:p>O O O O O O B-angulo_di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legaste a la meta a mano izquierda compañero</text:p>
          </table:table-cell>
          <table:table-cell office:value-type="string" calcext:value-type="string">
            <text:p>O O O O B-angulo_dir I-angulo_dir I-angulo_dir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axitia tlen maopochtli tlacatl</text:p>
          </table:table-cell>
          <table:table-cell office:value-type="string" calcext:value-type="string">
            <text:p>O O O B-angulo_dir 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uevete a la izquierd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llini in opochmaitl</text:p>
          </table:table-cell>
          <table:table-cell office:value-type="string" calcext:value-type="string">
            <text:p>O O O B-angulo_di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uevete a la izquierda rapidamente para llegar a tu destino</text:p>
          </table:table-cell>
          <table:table-cell office:value-type="string" calcext:value-type="string">
            <text:p>O B-angulo_dir I-angulo_dir I-angulo_dir B-velocidad_cant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mollini in opochmaitl nimantzi huan ti acite</text:p>
          </table:table-cell>
          <table:table-cell office:value-type="string" calcext:value-type="string">
            <text:p>O O O B-angulo_dir B-velocidad_cant O O 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 pierdas la ruta gira a la izquierda para corregir la direccion</text:p>
          </table:table-cell>
          <table:table-cell office:value-type="string" calcext:value-type="string">
            <text:p>O O O O 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 xi mo polihue ti yahualos in tlaopochcopa huan ti chihuas cualli octli</text:p>
          </table:table-cell>
          <table:table-cell office:value-type="string" calcext:value-type="string">
            <text:p>O O O O O O O B-angulo_dir O O O O 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staculos girando a la izquierda</text:p>
          </table:table-cell>
          <table:table-cell office:value-type="string" calcext:value-type="string">
            <text:p>O 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alcatl xi malacachoa ipan opochmaitl</text:p>
          </table:table-cell>
          <table:table-cell office:value-type="string" calcext:value-type="string">
            <text:p>O O O O B-angulo_di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ye carrito da vuelta a la izquierda despacio</text:p>
          </table:table-cell>
          <table:table-cell office:value-type="string" calcext:value-type="string">
            <text:p>O O O O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tlacaqui tepoztle malacachoa in topochcopa cayolic</text:p>
          </table:table-cell>
          <table:table-cell office:value-type="string" calcext:value-type="string">
            <text:p>O O O O O B-angulo_dir B-velocidad_cant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ye carrito gira 3 veces a la izquierda rapidamente</text:p>
          </table:table-cell>
          <table:table-cell office:value-type="string" calcext:value-type="string">
            <text:p>O O O B-giro_cant B-giro_unid B-angulo_dir I-angulo_dir I-angulo_dir B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tlacaqui tepoztle malacachoa 3 acachtopa in tlaopochcopa imanin</text:p>
          </table:table-cell>
          <table:table-cell office:value-type="string" calcext:value-type="string">
            <text:p>O O O O B-giro_cant B-giro_unid O B-angulo_dir B-velocidad_can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ye cambiate a la izquierda la pista esta libre</text:p>
          </table:table-cell>
          <table:table-cell office:value-type="string" calcext:value-type="string">
            <text:p>O 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tlacaqui xi mo patla ipan maopochtli octle quena cualli</text:p>
          </table:table-cell>
          <table:table-cell office:value-type="string" calcext:value-type="string">
            <text:p>O O O O O O B-angulo_dir O O 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obotito da vuelta a la izquierda muy lentamente</text:p>
          </table:table-cell>
          <table:table-cell office:value-type="string" calcext:value-type="string">
            <text:p>O O O B-angulo_dir I-angulo_dir I-angulo_dir B-velocidad_cant I-velocidad_cant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oz moyahualohua ipan maopochtli zan huel iyolic</text:p>
          </table:table-cell>
          <table:table-cell office:value-type="string" calcext:value-type="string">
            <text:p>O O O B-angulo_dir O O B-velocidad_can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ta a mano izquierda y podras continuar en la carrera</text:p>
          </table:table-cell>
          <table:table-cell office:value-type="string" calcext:value-type="string">
            <text:p>O B-angulo_dir I-angulo_dir I-angulo_dir O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ixcuepa ipan maopochtli huan huelis tiyas ipan motlaloliztli</text:p>
          </table:table-cell>
          <table:table-cell office:value-type="string" calcext:value-type="string">
            <text:p>O O O B-angulo_dir O O O O 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alida a mano izquierda carrito</text:p>
          </table:table-cell>
          <table:table-cell office:value-type="string" calcext:value-type="string">
            <text:p>O B-angulo_dir I-angulo_dir I-angulo_dir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quizas ipan maopochtli tepoztle</text:p>
          </table:table-cell>
          <table:table-cell office:value-type="string" calcext:value-type="string">
            <text:p>O O O B-angulo_dir 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alida dobla a la izquierda lentamente para no derrapar</text:p>
          </table:table-cell>
          <table:table-cell office:value-type="string" calcext:value-type="string">
            <text:p>O O B-angulo_dir I-angulo_dir I-angulo_dir B-velocidad_cant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aliztli xi ixcuepa ipan maopochtli iyolic quino actihuetzi</text:p>
          </table:table-cell>
          <table:table-cell office:value-type="string" calcext:value-type="string">
            <text:p>O O O O B-angulo_dir B-velocidad_cant O 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erce tu direccion hacia la izquierda lograras la victoria</text:p>
          </table:table-cell>
          <table:table-cell office:value-type="string" calcext:value-type="string">
            <text:p>O O 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ipan maopochtli cualli ti tlamis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ercete a la izquierda hasta llegar a la esquina</text:p>
          </table:table-cell>
          <table:table-cell office:value-type="string" calcext:value-type="string">
            <text:p>O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xcuepa ipan maopochtli quino ti aciti ipan calnacaztli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e a la izquierda veras la salida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ya ipan topochcopa ti tlachilis quizayan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ira a la izquierda a baja velocidad evita derraparte</text:p>
          </table:table-cell>
          <table:table-cell office:value-type="string" calcext:value-type="string">
            <text:p>O B-angulo_dir I-angulo_dir I-angulo_dir B-velocidad_cant I-velocidad_cant I-velocidad_cant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oloa ipan topochcopa in quetzilnehnemi quino actihuetzi</text:p>
          </table:table-cell>
          <table:table-cell office:value-type="string" calcext:value-type="string">
            <text:p>O O O B-angulo_dir O B-velocidad_cant O 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ira a la izquierda a poca velocidad para no derrapar</text:p>
          </table:table-cell>
          <table:table-cell office:value-type="string" calcext:value-type="string">
            <text:p>O B-angulo_dir I-angulo_dir I-angulo_dir B-velocidad_cant I-velocidad_cant I-velocidad_cant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oloa ipan topochcopa iyolic quino actihuetzi</text:p>
          </table:table-cell>
          <table:table-cell office:value-type="string" calcext:value-type="string">
            <text:p>O O O B-angulo_dir B-velocidad_cant O 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ra a la izquierda encuentra la salida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oloa ipan topochcopa xipanti quizaliztli</text:p>
          </table:table-cell>
          <table:table-cell office:value-type="string" calcext:value-type="string">
            <text:p>O O O B-angulo_dir O 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ira a la izquierda evita el choque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colihui ipan maopochtli quino ash ti moixuitequi</text:p>
          </table:table-cell>
          <table:table-cell office:value-type="string" calcext:value-type="string">
            <text:p>O O O B-angulo_dir O O O 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oltea a la izquierda</text:p>
          </table:table-cell>
          <table:table-cell office:value-type="string" calcext:value-type="string">
            <text:p>O B-angulo_dir I-angulo_dir I-angulo_dir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pan tlaopochcopa</text:p>
          </table:table-cell>
          <table:table-cell office:value-type="string" calcext:value-type="string">
            <text:p>O O B-angulo_di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oltea a la izquierda hasta tomar el camino correcto</text:p>
          </table:table-cell>
          <table:table-cell office:value-type="string" calcext:value-type="string">
            <text:p>O B-angulo_dir I-angulo_dir I-angulo_dir O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pan tlaopochcopa quino tiyas ipan cualli octli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oltea a la izquierda muy lento y ganas el recorrido</text:p>
          </table:table-cell>
          <table:table-cell office:value-type="string" calcext:value-type="string">
            <text:p>O B-angulo_dir I-angulo_dir I-angulo_dir B-velocidad_cant I-velocidad_cant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pan topochcopa iyolic huan ti tlanis motlaloliztli</text:p>
          </table:table-cell>
          <table:table-cell office:value-type="string" calcext:value-type="string">
            <text:p>O O B-angulo_dir B-velocidad_cant O O O 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oltea a la izquierda y cruza la meta</text:p>
          </table:table-cell>
          <table:table-cell office:value-type="string" calcext:value-type="string">
            <text:p>O B-angulo_dir I-angulo_dir I-angulo_dir O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n opochmaitl quema ti aciti</text:p>
          </table:table-cell>
          <table:table-cell office:value-type="string" calcext:value-type="string">
            <text:p>O O B-angulo_dir O O 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oltea a la izquierda ves donde estas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incuepa in opochmaitl xi tlachilli canque ti istoc</text:p>
          </table:table-cell>
          <table:table-cell office:value-type="string" calcext:value-type="string">
            <text:p>O O B-angulo_dir O O O O 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olteate a la izquierda y lograras continuar</text:p>
          </table:table-cell>
          <table:table-cell office:value-type="string" calcext:value-type="string">
            <text:p>O B-angulo_dir I-angulo_dir I-angulo_dir O O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etza ipan opochmaitl quino huelis ti motlaloa</text:p>
          </table:table-cell>
          <table:table-cell office:value-type="string" calcext:value-type="string">
            <text:p>O O B-angulo_dir O O O 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uelta a la izquierda carrito</text:p>
          </table:table-cell>
          <table:table-cell office:value-type="string" calcext:value-type="string">
            <text:p>O B-angulo_dir I-angulo_dir I-angulo_dir O</text:p>
          </table:table-cell>
          <table:table-cell office:value-type="string" calcext:value-type="string">
            <text:p>rob_gi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quepa ipan maopochtli tepoztle</text:p>
          </table:table-cell>
          <table:table-cell office:value-type="string" calcext:value-type="string">
            <text:p>O O O B-angulo_dir 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r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rta la orden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xini tlen ni ihle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quet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o en el cruce de las pistas</text:p>
          </table:table-cell>
          <table:table-cell office:value-type="string" calcext:value-type="string">
            <text:p>O O 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campa chicoltic octle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ula la orden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oloa tlen huipan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to no te muevas durante 20 segundos</text:p>
          </table:table-cell>
          <table:table-cell office:value-type="string" calcext:value-type="string">
            <text:p>O 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amo xi mollini ipan 20 segundos</text:p>
          </table:table-cell>
          <table:table-cell office:value-type="string" calcext:value-type="string">
            <text:p>O O O O O B-tiempo_cant B-tiempo_uni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to permanece inmovil durante 10 segundos</text:p>
          </table:table-cell>
          <table:table-cell office:value-type="string" calcext:value-type="string">
            <text:p>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amo xi mollini ipan 10 segundos</text:p>
          </table:table-cell>
          <table:table-cell office:value-type="string" calcext:value-type="string">
            <text:p>O O O O O B-tiempo_cant B-tiempo_uni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to frenate por 5 segund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xi mo quetza ihuan 5 segundos</text:p>
          </table:table-cell>
          <table:table-cell office:value-type="string" calcext:value-type="string">
            <text:p>O O O O O B-tiempo_cant B-tiempo_uni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to haz alto inmediatamen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xi moquetza amantz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to mantente parado por 1 minuto</text:p>
          </table:table-cell>
          <table:table-cell office:value-type="string" calcext:value-type="string">
            <text:p>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amo xi mollini ipan 1 minuto</text:p>
          </table:table-cell>
          <table:table-cell office:value-type="string" calcext:value-type="string">
            <text:p>O O O O O B-tiempo_cant B-tiempo_uni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rito quedate parado durante 15 segundos</text:p>
          </table:table-cell>
          <table:table-cell office:value-type="string" calcext:value-type="string">
            <text:p>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oztle xi moquetza ipan 15 segund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ja de avanzar carri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nehnemi tepoztle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ja de correr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motlalo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ja de mover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mollin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scansa carrit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cehui tepoztle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en la march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 xi moquetz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en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xi 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tente 2 minutos</text:p>
          </table:table-cell>
          <table:table-cell office:value-type="string" calcext:value-type="string">
            <text:p>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quetza 2 minutos</text:p>
          </table:table-cell>
          <table:table-cell office:value-type="string" calcext:value-type="string">
            <text:p>O O B-tiempo_cant B-tiempo_uni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ente se agoto el tiemp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quetza tentlami tonall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 tiempo termino deja de avanzar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tlami tonalli yamo xi nem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s momento de parar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 monequi yahmo ti nenemis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spe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chi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stanc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hico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 quetz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na durante 5 segundos antes de salir</text:p>
          </table:table-cell>
          <table:table-cell office:value-type="string" calcext:value-type="string">
            <text:p>O O B-tiempo_cant B-tiempo_unid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 quetza ipan 5 segundos ihuan ti quiza</text:p>
          </table:table-cell>
          <table:table-cell office:value-type="string" calcext:value-type="string">
            <text:p>O O O O B-tiempo_cant B-tiempo_unid O O 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na inmediatamente para no chocar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 quetza nimanin huan amo moixuitequi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na lentamente al cruzar la calle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 quetza iyolic quema ti mexcoloa ipan octle</text:p>
          </table:table-cell>
          <table:table-cell office:value-type="string" calcext:value-type="string">
            <text:p>O O O O O O O O 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na poco a poco hasta detenerte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cayolic ipan amo xi mollini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na tu avanc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xi neh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nar rapidamente antes de cruzar la calle</text:p>
          </table:table-cell>
          <table:table-cell office:value-type="string" calcext:value-type="string">
            <text:p>O O 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xi nehnemi amantzi ama istoc octle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n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t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nate durante 10 segundos</text:p>
          </table:table-cell>
          <table:table-cell office:value-type="string" calcext:value-type="string">
            <text:p>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quetza 10 segundos</text:p>
          </table:table-cell>
          <table:table-cell office:value-type="string" calcext:value-type="string">
            <text:p>O O B-tiempo_cant B-tiempo_uni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z alto inmediatamen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amantz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z 1 alt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 yahmo xi nem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movi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 mollini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moviliz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mollini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movilizate ya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mollinia amanz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avances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avances por 2 minut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nemi ipan 2 minut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 hagas nad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o tlein chihu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 hagas nada durante 2 minutos</text:p>
          </table:table-cell>
          <table:table-cell office:value-type="string" calcext:value-type="string">
            <text:p>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o tlein chihua ipan 2 minut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puedes avanzar deten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huelis ti nehnemis xi moquetza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sigas avanzand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o xi 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te mueva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o xi mollin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 cehu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 la march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cehui tlen ti nem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 para ya terminaste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tza quetza ya tlam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liz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mollin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te inmediatamen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niman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te no sigas avanzand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amo xi nem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rmanece inmovil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mollin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manece quiet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cmo xi mollin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rmanece sin hacer nada durante 35 segundos</text:p>
          </table:table-cell>
          <table:table-cell office:value-type="string" calcext:value-type="string">
            <text:p>O O 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 talqui xi chihua ipan 35 segundos</text:p>
          </table:table-cell>
          <table:table-cell office:value-type="string" calcext:value-type="string">
            <text:p>O O O O O B-tiempo_cant B-tiempo_uni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edate ahi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na xi istoc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quedate inmovil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na amo xi mollin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edate quiet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na xi istote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quedate quieto donde estas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na canque ti istoc amo xi mollini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edate quieto durante 3 segund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mollini ipan 3 segund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eto ahora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mollini aman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quieto donde esta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mollini canque ti istoc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ieto ya no sigas avanzand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xi mollini yahmo ti nemis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gue inmovil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 ti mollinis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gue sin hacer nada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 ash talqui ti chihuas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lo deten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xi moquetz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hu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op por 3 minutos</text:p>
          </table:table-cell>
          <table:table-cell office:value-type="string" calcext:value-type="string">
            <text:p>O O B-tiempo_cant B-tiempo_unid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cahua ipan 3 minutos</text:p>
          </table:table-cell>
          <table:table-cell office:value-type="string" calcext:value-type="string">
            <text:p>O O O B-tiempo_cant B-tiempo_unid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uspen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quiz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spende cualquier movimient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nzi ayahmo ti mollinis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spende el recorrid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ti nehnemis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spende todo inmediatament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cahua nochi amanz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spende tu avanc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cahua nupa nenenqui</text:p>
          </table:table-cell>
          <table:table-cell office:value-type="string" calcext:value-type="string">
            <text:p>O O O 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 ordeno que frenes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 mis nahuati yahmo xi nenemi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 ordeno que te detengas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 mis nahualtia xi mo quetza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 pido que pares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 mis ihle xi moquetza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rm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cahu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rmina el recorrido ahora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cahua nehnenqui aman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rminaste no avance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cencahua yahmo ti nemis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rmino el recorrido frena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iltia nupa motlaloliztli xi moquetza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 frenando poco a poc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 moquetza cayolic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a no avance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hmo xi nehnemi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a no camine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nemi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a no te muevas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par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hmo xi mollini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ndo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cahu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r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ras hasta topar con pared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sinquisa canque istoc tepantli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ina hacia atra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zinquiz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to inmediatamente retroced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nimantzi xi tzinquiza</text:p>
          </table:table-cell>
          <table:table-cell office:value-type="string" calcext:value-type="string">
            <text:p>O B-velocidad_cant O 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to debes retornar rapidamente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monequi ti quizas nimanzi</text:p>
          </table:table-cell>
          <table:table-cell office:value-type="string" calcext:value-type="string">
            <text:p>O O O O B-velocidad_cant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to regresa durante 10 segund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zinquiza ipan 10 segund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to regresa por la orilla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huala ipan atenco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to retorna lent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i icampa cayoli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to retrocede 45 centimetros</text:p>
          </table:table-cell>
          <table:table-cell office:value-type="string" calcext:value-type="string">
            <text:p>O O B-distancia_cant B-distancia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i cuitlapampa 45 centimetros</text:p>
          </table:table-cell>
          <table:table-cell office:value-type="string" calcext:value-type="string">
            <text:p>O O B-distancia_cant B-distancia_uni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rito ve hacia atras rapidamente</text:p>
          </table:table-cell>
          <table:table-cell office:value-type="string" calcext:value-type="string">
            <text:p>O O 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i xi tsinkisa nimanin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rito regresa durante 2 minut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sinkisa ipan 2 minut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rrito regresa lent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huala iyolic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rito regresa por la pista por 3 minutos</text:p>
          </table:table-cell>
          <table:table-cell office:value-type="string" calcext:value-type="string">
            <text:p>O O O 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huala ipan octli ipan 3 minutos</text:p>
          </table:table-cell>
          <table:table-cell office:value-type="string" calcext:value-type="string">
            <text:p>O O O O O O B-tiempo_cant B-tiempo_uni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rito regresa rapidamente</text:p>
          </table:table-cell>
          <table:table-cell office:value-type="string" calcext:value-type="string">
            <text:p>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tzincuepa cemizan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rito regresa 1 metro de distancia de volada</text:p>
          </table:table-cell>
          <table:table-cell office:value-type="string" calcext:value-type="string">
            <text:p>O O B-distancia_cant B-distancia_unid O 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ti tzincuepa 1 metro huecca nimanzi</text:p>
          </table:table-cell>
          <table:table-cell office:value-type="string" calcext:value-type="string">
            <text:p>O O O B-distancia_cant B-distancia_unid O B-velocidad_cant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rrito regresa 25 centimetros</text:p>
          </table:table-cell>
          <table:table-cell office:value-type="string" calcext:value-type="string">
            <text:p>O O B-distancia_cant B-distancia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zincuepa 25 centimetros</text:p>
          </table:table-cell>
          <table:table-cell office:value-type="string" calcext:value-type="string">
            <text:p>O O O B-distancia_cant B-distancia_unid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rito regresando en reversa de volada</text:p>
          </table:table-cell>
          <table:table-cell office:value-type="string" calcext:value-type="string">
            <text:p>O O O 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tzincuepa ipan octli nimantzi</text:p>
          </table:table-cell>
          <table:table-cell office:value-type="string" calcext:value-type="string">
            <text:p>O O O O B-velocidad_cant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rito retorna al inicio de la carrera</text:p>
          </table:table-cell>
          <table:table-cell office:value-type="string" calcext:value-type="string">
            <text:p>O O 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tzincuepa canque ti quiza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rito retorna revisaremos tus ruedas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sinquisa ti quitace nupa qauhtemalacatl</text:p>
          </table:table-cell>
          <table:table-cell office:value-type="string" calcext:value-type="string">
            <text:p>O O O O O O 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rito retrocede de inmedia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zinkiza amantzi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rito retrocede durante 5 segund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zinkiza ipan 5 segund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rito vuelve por 3 segundos</text:p>
          </table:table-cell>
          <table:table-cell office:value-type="string" calcext:value-type="string">
            <text:p>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xi tzincuepa ipan 3 segundos</text:p>
          </table:table-cell>
          <table:table-cell office:value-type="string" calcext:value-type="string">
            <text:p>O O O O B-tiempo_cant B-tiempo_uni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 reversa carrit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zinquiza tepostle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l laberinto sal en reversa carrito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an chicoltic octli xi tzincuepa tepoztle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chate en reversa despacio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zinkiza iyolic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scapa de volada</text:p>
          </table:table-cell>
          <table:table-cell office:value-type="string" calcext:value-type="string">
            <text:p>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loa nima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scapate del juego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loa nepa ahuilti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uye rapid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choloa niman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e la reversa de volada y corrige la trayectoria</text:p>
          </table:table-cell>
          <table:table-cell office:value-type="string" calcext:value-type="string">
            <text:p>O O O B-velocidad_cant I-velocidad_cant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sinquisa niman huan tiyas ipan cualli octle</text:p>
          </table:table-cell>
          <table:table-cell office:value-type="string" calcext:value-type="string">
            <text:p>O O B-velocidad_cant O O O O 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ye carrito termino la carrera retorna de inmediato</text:p>
          </table:table-cell>
          <table:table-cell office:value-type="string" calcext:value-type="string">
            <text:p>O O O 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lacaqui tepoztle tlanque motlaloliztli xi cenquiza nimanin</text:p>
          </table:table-cell>
          <table:table-cell office:value-type="string" calcext:value-type="string">
            <text:p>O O O O O O O B-velocidad_can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ye carrito ve hacia atras 30 centimetros despacio</text:p>
          </table:table-cell>
          <table:table-cell office:value-type="string" calcext:value-type="string">
            <text:p>O O O O O B-distancia_cant B-distancia_unid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tlacaqui tepoztle xiya cuitlapan 30 centimetros cayolic</text:p>
          </table:table-cell>
          <table:table-cell office:value-type="string" calcext:value-type="string">
            <text:p>O O O O O B-distancia_cant B-distancia_unid B-velocidad_cant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resa con cuidado</text:p>
          </table:table-cell>
          <table:table-cell office:value-type="string" calcext:value-type="string">
            <text:p>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quiza in cuitlahuiya</text:p>
          </table:table-cell>
          <table:table-cell office:value-type="string" calcext:value-type="string">
            <text:p>O O B-velocidad_cant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gresa corriend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quiza motlaloa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gresa corriendo termino la carrera</text:p>
          </table:table-cell>
          <table:table-cell office:value-type="string" calcext:value-type="string">
            <text:p>O B-velocidad_cant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quiza motlaloa tlanqui motlaloliztli</text:p>
          </table:table-cell>
          <table:table-cell office:value-type="string" calcext:value-type="string">
            <text:p>O B-velocidad_cant O 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gresa despaci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quiza quetzilnehnemi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gresa en diagonal rapidamente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quiza ipan coloa nimanzi</text:p>
          </table:table-cell>
          <table:table-cell office:value-type="string" calcext:value-type="string">
            <text:p>O O O B-velocidad_can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gresa en revers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in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gresa inmediatamen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incuepa nimantzi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gresa lentamente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incuepa zan huel iyolic</text:p>
          </table:table-cell>
          <table:table-cell office:value-type="string" calcext:value-type="string">
            <text:p>O B-velocidad_cant I-velocidad_cant I-velocidad_cant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gresa lent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incuepa iyolic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gres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gresate ahora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ama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gresate termino el jueg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tlanqui ahuilti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tor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torna despacio ya termino el recorrido</text:p>
          </table:table-cell>
          <table:table-cell office:value-type="string" calcext:value-type="string">
            <text:p>O B-velocidad_cant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 cayolic tlanqui motlaloliztli</text:p>
          </table:table-cell>
          <table:table-cell office:value-type="string" calcext:value-type="string">
            <text:p>O B-velocidad_cant O 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torna en reversa rapidamente</text:p>
          </table:table-cell>
          <table:table-cell office:value-type="string" calcext:value-type="string">
            <text:p>O O 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choloa nimani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torna ya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choloa aman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torna perdis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choloa ixpolotinemi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orna regresa retrocede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incuepa hualtzinilotia hualnomalacachoa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torna revisaremos tu estad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malacachoa ti tlachilice taya ti piya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tornando en revers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trocede 5 centimetros lentamente</text:p>
          </table:table-cell>
          <table:table-cell office:value-type="string" calcext:value-type="string">
            <text:p>O B-distancia_cant B-distancia_unid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 5 centimetros icayolic</text:p>
          </table:table-cell>
          <table:table-cell office:value-type="string" calcext:value-type="string">
            <text:p>O B-distancia_cant B-distancia_unid B-velocidad_cant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trocede 10 centimetros antes de los obstaculos</text:p>
          </table:table-cell>
          <table:table-cell office:value-type="string" calcext:value-type="string">
            <text:p>O B-distancia_cant B-distancia_unid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 10 centimetros ihuan nupa tlamantli</text:p>
          </table:table-cell>
          <table:table-cell office:value-type="string" calcext:value-type="string">
            <text:p>O B-distancia_cant B-distancia_unid O O 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trocede 2 metros rapidamente</text:p>
          </table:table-cell>
          <table:table-cell office:value-type="string" calcext:value-type="string">
            <text:p>O B-distancia_cant B-distancia_unid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cuepa 2 metros nimantzin</text:p>
          </table:table-cell>
          <table:table-cell office:value-type="string" calcext:value-type="string">
            <text:p>O B-distancia_cant B-distancia_unid B-velocidad_cant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trocede inmediatamente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 nima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trocede lentamente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 iyolic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trocede lentamente en el camino</text:p>
          </table:table-cell>
          <table:table-cell office:value-type="string" calcext:value-type="string">
            <text:p>O B-velocidad_cant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 iyolic ipan octle</text:p>
          </table:table-cell>
          <table:table-cell office:value-type="string" calcext:value-type="string">
            <text:p>O B-velocidad_cant O 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trocede rapido</text:p>
          </table:table-cell>
          <table:table-cell office:value-type="string" calcext:value-type="string">
            <text:p>O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potztla nima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troced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potzt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vers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p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otito en reversa por 1 minuto</text:p>
          </table:table-cell>
          <table:table-cell office:value-type="string" calcext:value-type="string">
            <text:p>O O 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oztle cuitlapan ipan 1 minuto</text:p>
          </table:table-cell>
          <table:table-cell office:value-type="string" calcext:value-type="string">
            <text:p>O O O B-tiempo_cant B-tiempo_uni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l de reversa de la pista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quiza cuitlapan ipan octle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l de reversa del laberinto</text:p>
          </table:table-cell>
          <table:table-cell office:value-type="string" calcext:value-type="string">
            <text:p>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quiza cuitlapan tlen cueltic octli</text:p>
          </table:table-cell>
          <table:table-cell office:value-type="string" calcext:value-type="string">
            <text:p>O O O O O 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l en revers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quiza cuitlapan</text:p>
          </table:table-cell>
          <table:table-cell office:value-type="string" calcext:value-type="string">
            <text:p>O O 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l en reversa con cuidado</text:p>
          </table:table-cell>
          <table:table-cell office:value-type="string" calcext:value-type="string">
            <text:p>O O 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 quiza cuitlapan yolic niauh</text:p>
          </table:table-cell>
          <table:table-cell office:value-type="string" calcext:value-type="string">
            <text:p>O O O O 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 en reversa de la pista muy lentamente</text:p>
          </table:table-cell>
          <table:table-cell office:value-type="string" calcext:value-type="string">
            <text:p>O O O O O O B-velocidad_cant I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nupa octle zan huel iyolic</text:p>
          </table:table-cell>
          <table:table-cell office:value-type="string" calcext:value-type="string">
            <text:p>O O O B-velocidad_cant I-velocidad_cant I-velocidad_can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liendo en revers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cuitlapan</text:p>
          </table:table-cell>
          <table:table-cell office:value-type="string" calcext:value-type="string">
            <text:p>O 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enes problemas en las ruedas vuelve</text:p>
          </table:table-cell>
          <table:table-cell office:value-type="string" calcext:value-type="string">
            <text:p>O O 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 piya mococoli ipan tepostle uahca cuitlapan xi mo cuepa</text:p>
          </table:table-cell>
          <table:table-cell office:value-type="string" calcext:value-type="string">
            <text:p>O O O O O O O O O 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 hacia atra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e hacia atras 2 metros lentamente</text:p>
          </table:table-cell>
          <table:table-cell office:value-type="string" calcext:value-type="string">
            <text:p>O O O B-distancia_cant B-distancia_unid B-velocidad_cant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 2 metros iyolic</text:p>
          </table:table-cell>
          <table:table-cell office:value-type="string" calcext:value-type="string">
            <text:p>O B-distancia_cant B-distancia_unid B-velocidad_cant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e retornando ahora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amantzin</text:p>
          </table:table-cell>
          <table:table-cell office:value-type="string" calcext:value-type="string">
            <text:p>O B-velocidad_cant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e retornando de inmediato</text:p>
          </table:table-cell>
          <table:table-cell office:value-type="string" calcext:value-type="string">
            <text:p>O 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niman ic</text:p>
          </table:table-cell>
          <table:table-cell office:value-type="string" calcext:value-type="string">
            <text:p>O B-velocidad_cant 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e retornando despacio ya</text:p>
          </table:table-cell>
          <table:table-cell office:value-type="string" calcext:value-type="string">
            <text:p>O O B-velocidad_cant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quiza cayolic ama</text:p>
          </table:table-cell>
          <table:table-cell office:value-type="string" calcext:value-type="string">
            <text:p>O B-velocidad_cant 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 retrocediendo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tzinilot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n hacia atras</text:p>
          </table:table-cell>
          <table:table-cell office:value-type="string" calcext:value-type="string">
            <text:p>O O 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itlacue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uel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malacacho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uelve durante 5 segundos</text:p>
          </table:table-cell>
          <table:table-cell office:value-type="string" calcext:value-type="string">
            <text:p>O O B-tiempo_cant B-tiempo_unid</text:p>
          </table:table-cell>
          <table:table-cell office:value-type="string" calcext:value-type="string">
            <text:p>rob_retroce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lnomalacachoa ipan 5 segundos</text:p>
          </table:table-cell>
          <table:table-cell office:value-type="string" calcext:value-type="string">
            <text:p>O O B-tiempo_cant B-tiempo_un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17:26.888206390</meta:creation-date>
    <dc:date>2024-02-23T19:36:18.076925274</dc:date>
    <meta:editing-duration>PT21M49S</meta:editing-duration>
    <meta:editing-cycles>2</meta:editing-cycles>
    <meta:generator>LibreOffice/7.1.8.1$Linux_X86_64 LibreOffice_project/10$Build-1</meta:generator>
    <meta:document-statistic meta:table-count="1" meta:cell-count="3072" meta:object-count="0"/>
  </office:meta>
</office:document-meta>
</file>